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3049in" table:align="left"/>
    </style:style>
    <style:style style:name="Table1.A" style:family="table-column">
      <style:table-column-properties style:column-width="1.3049in"/>
    </style:style>
    <style:style style:name="Table1.A1" style:family="table-cell">
      <style:table-cell-properties style:vertical-align="middle" fo:background-color="#eeeeee" fo:padding="0.0194in" fo:border="none">
        <style:background-image/>
      </style:table-cell-properties>
    </style:style>
    <style:style style:name="Table2" style:family="table">
      <style:table-properties style:width="1.5951in" table:align="left"/>
    </style:style>
    <style:style style:name="Table2.A" style:family="table-column">
      <style:table-column-properties style:column-width="0.1569in"/>
    </style:style>
    <style:style style:name="Table2.B" style:family="table-column">
      <style:table-column-properties style:column-width="1.4382in"/>
    </style:style>
    <style:style style:name="Table2.A1" style:family="table-cell">
      <style:table-cell-properties style:vertical-align="middle" fo:padding="0.0194in" fo:border="none"/>
    </style:style>
    <style:style style:name="Table2.B1" style:family="table-cell">
      <style:table-cell-properties style:vertical-align="middle" fo:background-color="#eeeeee" fo:padding="0.0194in" fo:border="none">
        <style:background-image/>
      </style:table-cell-properties>
    </style:style>
    <style:style style:name="Table3" style:family="table">
      <style:table-properties style:width="0.9972in" table:align="left"/>
    </style:style>
    <style:style style:name="Table3.A" style:family="table-column">
      <style:table-column-properties style:column-width="0.1569in"/>
    </style:style>
    <style:style style:name="Table3.B" style:family="table-column">
      <style:table-column-properties style:column-width="0.8403in"/>
    </style:style>
    <style:style style:name="Table3.A1" style:family="table-cell">
      <style:table-cell-properties style:vertical-align="middle" fo:padding="0.0194in" fo:border="none"/>
    </style:style>
    <style:style style:name="Table3.B1" style:family="table-cell">
      <style:table-cell-properties style:vertical-align="middle" fo:background-color="#eeeeee" fo:padding="0.0194in" fo:border="none">
        <style:background-image/>
      </style:table-cell-properties>
    </style:style>
    <style:style style:name="Table4" style:family="table">
      <style:table-properties style:width="1.9528in" table:align="left"/>
    </style:style>
    <style:style style:name="Table4.A" style:family="table-column">
      <style:table-column-properties style:column-width="1.9528in"/>
    </style:style>
    <style:style style:name="Table4.A1" style:family="table-cell">
      <style:table-cell-properties style:vertical-align="middle" fo:background-color="#eeeeee" fo:padding="0.0194in" fo:border="none">
        <style:background-image/>
      </style:table-cell-properties>
    </style:style>
    <style:style style:name="Table5" style:family="table">
      <style:table-properties style:width="5.9493in" table:align="left"/>
    </style:style>
    <style:style style:name="Table5.A" style:family="table-column">
      <style:table-column-properties style:column-width="0.2319in"/>
    </style:style>
    <style:style style:name="Table5.B" style:family="table-column">
      <style:table-column-properties style:column-width="5.7174in"/>
    </style:style>
    <style:style style:name="Table5.A1" style:family="table-cell">
      <style:table-cell-properties style:vertical-align="middle" fo:padding="0.0194in" fo:border="none"/>
    </style:style>
    <style:style style:name="Table5.B1" style:family="table-cell">
      <style:table-cell-properties style:vertical-align="middle" fo:background-color="#eeeeee" fo:padding="0.0194in" fo:border="none">
        <style:background-image/>
      </style:table-cell-properties>
    </style:style>
    <style:style style:name="Table6" style:family="table">
      <style:table-properties style:width="3.134in" fo:margin-left="0.2083in" table:align="left"/>
    </style:style>
    <style:style style:name="Table6.A" style:family="table-column">
      <style:table-column-properties style:column-width="3.134in"/>
    </style:style>
    <style:style style:name="Table6.A1" style:family="table-cell">
      <style:table-cell-properties style:vertical-align="middle" fo:background-color="#eeeeee" fo:padding="0.0194in" fo:border="none">
        <style:background-image/>
      </style:table-cell-properties>
    </style:style>
    <style:style style:name="Table7" style:family="table">
      <style:table-properties style:width="3.0653in" fo:margin-left="0.2083in" table:align="left"/>
    </style:style>
    <style:style style:name="Table7.A" style:family="table-column">
      <style:table-column-properties style:column-width="3.0653in"/>
    </style:style>
    <style:style style:name="Table7.A1" style:family="table-cell">
      <style:table-cell-properties style:vertical-align="middle" fo:background-color="#eeeeee" fo:padding="0.0194in" fo:border="none">
        <style:background-image/>
      </style:table-cell-properties>
    </style:style>
    <style:style style:name="Table8" style:family="table">
      <style:table-properties style:width="3.5826in" fo:margin-left="0.2083in" table:align="left"/>
    </style:style>
    <style:style style:name="Table8.A" style:family="table-column">
      <style:table-column-properties style:column-width="0.2319in"/>
    </style:style>
    <style:style style:name="Table8.B" style:family="table-column">
      <style:table-column-properties style:column-width="3.3507in"/>
    </style:style>
    <style:style style:name="Table8.A1" style:family="table-cell">
      <style:table-cell-properties style:vertical-align="middle" fo:padding="0.0194in" fo:border="none"/>
    </style:style>
    <style:style style:name="Table8.B1" style:family="table-cell">
      <style:table-cell-properties style:vertical-align="middle" fo:background-color="#eeeeee" fo:padding="0.0194in" fo:border="none">
        <style:background-image/>
      </style:table-cell-properties>
    </style:style>
    <style:style style:name="Table9" style:family="table">
      <style:table-properties style:width="3.7965in" fo:margin-left="0.2083in" table:align="left"/>
    </style:style>
    <style:style style:name="Table9.A" style:family="table-column">
      <style:table-column-properties style:column-width="3.7965in"/>
    </style:style>
    <style:style style:name="Table9.A1" style:family="table-cell">
      <style:table-cell-properties style:vertical-align="middle" fo:background-color="#eeeeee" fo:padding="0.0194in" fo:border="none">
        <style:background-image/>
      </style:table-cell-properties>
    </style:style>
    <style:style style:name="Table10" style:family="table">
      <style:table-properties style:width="3.5826in" table:align="left"/>
    </style:style>
    <style:style style:name="Table10.A" style:family="table-column">
      <style:table-column-properties style:column-width="0.2319in"/>
    </style:style>
    <style:style style:name="Table10.B" style:family="table-column">
      <style:table-column-properties style:column-width="3.3507in"/>
    </style:style>
    <style:style style:name="Table10.A1" style:family="table-cell">
      <style:table-cell-properties style:vertical-align="middle" fo:padding="0.0194in" fo:border="none"/>
    </style:style>
    <style:style style:name="Table10.B1" style:family="table-cell">
      <style:table-cell-properties style:vertical-align="middle" fo:background-color="#eeeeee" fo:padding="0.0194in" fo:border="none">
        <style:background-image/>
      </style:table-cell-properties>
    </style:style>
    <style:style style:name="Table11" style:family="table">
      <style:table-properties style:width="2.8486in" table:align="left"/>
    </style:style>
    <style:style style:name="Table11.A" style:family="table-column">
      <style:table-column-properties style:column-width="2.8486in"/>
    </style:style>
    <style:style style:name="Table11.A1" style:family="table-cell">
      <style:table-cell-properties style:vertical-align="middle" fo:background-color="#eeeeee" fo:padding="0.0194in" fo:border="none">
        <style:background-image/>
      </style:table-cell-properties>
    </style:style>
    <style:style style:name="Table12" style:family="table">
      <style:table-properties style:width="2.9194in" table:align="left"/>
    </style:style>
    <style:style style:name="Table12.A" style:family="table-column">
      <style:table-column-properties style:column-width="2.9194in"/>
    </style:style>
    <style:style style:name="Table12.A1" style:family="table-cell">
      <style:table-cell-properties style:vertical-align="middle" fo:background-color="#eeeeee" fo:padding="0.0194in" fo:border="none">
        <style:background-image/>
      </style:table-cell-properties>
    </style:style>
    <style:style style:name="Table13" style:family="table">
      <style:table-properties style:width="1.884in" table:align="left"/>
    </style:style>
    <style:style style:name="Table13.A" style:family="table-column">
      <style:table-column-properties style:column-width="1.884in"/>
    </style:style>
    <style:style style:name="Table13.A1" style:family="table-cell">
      <style:table-cell-properties style:vertical-align="middle" fo:background-color="#eeeeee" fo:padding="0.0194in" fo:border="none">
        <style:background-image/>
      </style:table-cell-properties>
    </style:style>
    <style:style style:name="Table14" style:family="table">
      <style:table-properties style:width="5.9493in" fo:margin-left="0.2083in" table:align="left"/>
    </style:style>
    <style:style style:name="Table14.A" style:family="table-column">
      <style:table-column-properties style:column-width="0.2319in"/>
    </style:style>
    <style:style style:name="Table14.B" style:family="table-column">
      <style:table-column-properties style:column-width="5.7174in"/>
    </style:style>
    <style:style style:name="Table14.A1" style:family="table-cell">
      <style:table-cell-properties style:vertical-align="middle" fo:padding="0.0194in" fo:border="none"/>
    </style:style>
    <style:style style:name="Table14.B1" style:family="table-cell">
      <style:table-cell-properties style:vertical-align="middle" fo:background-color="#eeeeee" fo:padding="0.0194in" fo:border="none">
        <style:background-image/>
      </style:table-cell-properties>
    </style:style>
    <style:style style:name="Table15" style:family="table">
      <style:table-properties style:width="4.0257in" fo:margin-left="0.2083in" table:align="left"/>
    </style:style>
    <style:style style:name="Table15.A" style:family="table-column">
      <style:table-column-properties style:column-width="4.0257in"/>
    </style:style>
    <style:style style:name="Table15.A1" style:family="table-cell">
      <style:table-cell-properties style:vertical-align="middle" fo:background-color="#eeeeee" fo:padding="0.0194in" fo:border="none">
        <style:background-image/>
      </style:table-cell-properties>
    </style:style>
    <style:style style:name="Table16" style:family="table">
      <style:table-properties style:width="1.2924in" table:align="left"/>
    </style:style>
    <style:style style:name="Table16.A" style:family="table-column">
      <style:table-column-properties style:column-width="1.2924in"/>
    </style:style>
    <style:style style:name="Table16.A1" style:family="table-cell">
      <style:table-cell-properties style:vertical-align="middle" fo:background-color="#eeeeee" fo:padding="0.0194in" fo:border="none">
        <style:background-image/>
      </style:table-cell-properties>
    </style:style>
    <style:style style:name="Table17" style:family="table">
      <style:table-properties style:width="4.0222in" table:align="left"/>
    </style:style>
    <style:style style:name="Table17.A" style:family="table-column">
      <style:table-column-properties style:column-width="0.1569in"/>
    </style:style>
    <style:style style:name="Table17.B" style:family="table-column">
      <style:table-column-properties style:column-width="3.8653in"/>
    </style:style>
    <style:style style:name="Table17.A1" style:family="table-cell">
      <style:table-cell-properties style:vertical-align="middle" fo:padding="0.0194in" fo:border="none"/>
    </style:style>
    <style:style style:name="Table17.B1" style:family="table-cell">
      <style:table-cell-properties style:vertical-align="middle" fo:background-color="#eeeeee" fo:padding="0.0194in" fo:border="none">
        <style:background-image/>
      </style:table-cell-properties>
    </style:style>
    <style:style style:name="P1" style:family="paragraph" style:parent-style-name="Heading_20_2">
      <style:paragraph-properties fo:margin-left="0in" fo:margin-right="0in" fo:text-indent="0in" style:auto-text-indent="false" fo:padding="0in" fo:border="none"/>
    </style:style>
    <style:style style:name="P2" style:family="paragraph" style:parent-style-name="Heading_20_2">
      <style:paragraph-properties fo:margin-left="0in" fo:margin-right="0in" fo:text-indent="0in" style:auto-text-indent="false" fo:padding="0in" fo:border="none"/>
      <style:text-properties fo:font-variant="normal" fo:text-transform="none" fo:color="#444444" style:font-name="Source Sans Pro" fo:letter-spacing="normal" fo:font-style="normal" fo:font-weight="normal"/>
    </style:style>
    <style:style style:name="P3"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style:font-name="monospace" fo:font-size="9pt"/>
    </style:style>
    <style:style style:name="P4"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9900" style:font-name="monospace" fo:font-size="9pt"/>
    </style:style>
    <style:style style:name="P5"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style>
    <style:style style:name="P6" style:family="paragraph" style:parent-style-name="Preformatted_20_Text">
      <style:paragraph-properties fo:margin-left="0in" fo:margin-right="0in" fo:margin-top="0in" fo:margin-bottom="0in" style:line-height-at-least="0.1665in" fo:text-align="start" style:justify-single-word="false" fo:text-indent="0in" style:auto-text-indent="false" fo:padding="0in" fo:border="none"/>
      <style:text-properties fo:color="#0000ff" style:font-name="monospace" fo:font-size="9pt" fo:font-weight="bold"/>
    </style:style>
    <style:style style:name="P7" style:family="paragraph" style:parent-style-name="Preformatted_20_Text">
      <style:paragraph-properties fo:margin-top="0in" fo:margin-bottom="0in" style:line-height-at-least="0.1665in" fo:text-align="start" style:justify-single-word="false" fo:padding="0in" fo:border="none"/>
      <style:text-properties style:font-name="monospace" fo:font-size="9pt"/>
    </style:style>
    <style:style style:name="P8" style:family="paragraph" style:parent-style-name="Preformatted_20_Text">
      <style:paragraph-properties fo:margin-top="0in" fo:margin-bottom="0in" style:line-height-at-least="0.1665in" fo:text-align="start" style:justify-single-word="false" fo:padding="0in" fo:border="none"/>
    </style:style>
    <style:style style:name="P9" style:family="paragraph" style:parent-style-name="Text_20_body">
      <style:paragraph-properties fo:margin-left="0in" fo:margin-right="0in" fo:margin-top="0in" fo:margin-bottom="0in" style:line-height-at-least="0.2083in" fo:text-indent="0in" style:auto-text-indent="false" fo:padding="0in" fo:border="none"/>
    </style:style>
    <style:style style:name="P10" style:family="paragraph" style:parent-style-name="Text_20_body">
      <style:paragraph-properties fo:margin-left="0in" fo:margin-right="0in" fo:margin-top="0in" fo:margin-bottom="0in" style:line-height-at-least="0.25in" fo:text-indent="0in" style:auto-text-indent="false" fo:padding="0in" fo:border="none"/>
    </style:style>
    <style:style style:name="P11" style:family="paragraph" style:parent-style-name="Text_20_body">
      <style:paragraph-properties fo:margin-left="0in" fo:margin-right="0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12" style:family="paragraph" style:parent-style-name="Text_20_body" style:list-style-name="L1">
      <style:paragraph-properties fo:margin-left="0.2083in" fo:margin-right="0.2083in" fo:margin-top="0in" fo:margin-bottom="0in" style:line-height-at-least="0.25in" fo:text-indent="0in" style:auto-text-indent="false" fo:padding="0in" fo:border="none"/>
    </style:style>
    <style:style style:name="P13" style:family="paragraph" style:parent-style-name="Text_20_body" style:list-style-name="L2">
      <style:paragraph-properties fo:margin-left="0.2083in" fo:margin-right="0.2083in" fo:margin-top="0in" fo:margin-bottom="0in" style:line-height-at-least="0.25in" fo:text-indent="0in" style:auto-text-indent="false" fo:padding="0in" fo:border="none"/>
    </style:style>
    <style:style style:name="P14" style:family="paragraph" style:parent-style-name="Text_20_body" style:list-style-name="L3">
      <style:paragraph-properties fo:margin-left="0.2083in" fo:margin-right="0.2083in" fo:margin-top="0in" fo:margin-bottom="0in" style:line-height-at-least="0.25in" fo:text-indent="0in" style:auto-text-indent="false" fo:padding="0in" fo:border="none"/>
    </style:style>
    <style:style style:name="P15" style:family="paragraph" style:parent-style-name="Text_20_body" style:list-style-name="L1">
      <style:paragraph-properties fo:margin-left="0.2083in" fo:margin-right="0.2083in" fo:margin-top="0.052in" fo:margin-bottom="0.052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16" style:family="paragraph" style:parent-style-name="Text_20_body" style:list-style-name="L3">
      <style:paragraph-properties fo:margin-left="0.2083in" fo:margin-right="0.2083in" fo:margin-top="0.052in" fo:margin-bottom="0.052in" style:line-height-at-least="0.25in" fo:text-indent="0in" style:auto-text-indent="false" fo:padding="0in" fo:border="none"/>
      <style:text-properties fo:font-variant="normal" fo:text-transform="none" fo:color="#444444" style:font-name="Source Sans Pro" fo:font-size="12pt" fo:letter-spacing="normal" fo:font-style="normal" fo:font-weight="normal"/>
    </style:style>
    <style:style style:name="P17" style:family="paragraph" style:parent-style-name="Heading_20_3">
      <style:paragraph-properties fo:margin-left="0in" fo:margin-right="0in" fo:margin-top="0in" fo:margin-bottom="0in" fo:text-indent="0in" style:auto-text-indent="false" fo:padding="0in" fo:border="none"/>
      <style:text-properties fo:font-variant="normal" fo:text-transform="none" fo:color="#969696" style:font-name="Source Sans Pro" fo:letter-spacing="normal" fo:font-style="normal" fo:font-weight="normal"/>
    </style:style>
    <style:style style:name="P18" style:family="paragraph" style:parent-style-name="Heading_20_4">
      <style:paragraph-properties fo:margin-left="0in" fo:margin-right="0in" fo:margin-top="0in" fo:margin-bottom="0in" fo:text-indent="0in" style:auto-text-indent="false" fo:padding="0in" fo:border="none"/>
      <style:text-properties fo:font-variant="normal" fo:text-transform="none" fo:color="#444444" style:font-name="Source Sans Pro" fo:letter-spacing="normal" fo:font-style="normal" fo:font-weight="normal"/>
    </style:style>
    <style:style style:name="T1" style:family="text">
      <style:text-properties fo:font-variant="normal" fo:text-transform="none" fo:color="#aaaaaa" style:font-name="Source Sans Pro" fo:letter-spacing="normal" fo:font-style="normal" fo:font-weight="normal"/>
    </style:style>
    <style:style style:name="T2" style:family="text">
      <style:text-properties fo:font-variant="normal" fo:text-transform="none" fo:color="#aaaaaa" style:font-name="Source Sans Pro" fo:letter-spacing="normal" fo:font-style="normal" fo:font-weight="normal" fo:background-color="transparent"/>
    </style:style>
    <style:style style:name="T3" style:family="text">
      <style:text-properties fo:font-variant="normal" fo:text-transform="none" fo:color="#ff6000" style:text-line-through-style="none" style:font-name="Source Sans Pro" fo:letter-spacing="normal" fo:font-style="normal" style:text-underline-style="none" fo:font-weight="normal" style:text-blinking="false" fo:background-color="transparent"/>
    </style:style>
    <style:style style:name="T4" style:family="text">
      <style:text-properties fo:font-variant="normal" fo:text-transform="none" fo:color="#444444" style:font-name="Source Sans Pro" fo:font-size="12pt" fo:letter-spacing="normal" fo:font-style="normal" fo:font-weight="normal"/>
    </style:style>
    <style:style style:name="T5" style:family="text">
      <style:text-properties fo:font-variant="normal" fo:text-transform="none" fo:color="#444444" style:font-name="Source Sans Pro" fo:letter-spacing="normal" fo:font-style="normal" fo:font-weight="normal"/>
    </style:style>
    <style:style style:name="T6" style:family="text">
      <style:text-properties fo:font-variant="normal" fo:text-transform="none" fo:color="#444444" style:font-name="Source Code Pro" fo:font-size="12pt" fo:letter-spacing="normal" fo:font-style="normal" fo:font-weight="normal"/>
    </style:style>
    <style:style style:name="T7" style:family="text">
      <style:text-properties fo:color="#993333"/>
    </style:style>
    <style:style style:name="T8" style:family="text">
      <style:text-properties fo:color="#993333" style:font-name="monospace" fo:font-size="9pt"/>
    </style:style>
    <style:style style:name="T9" style:family="text">
      <style:text-properties fo:color="#009900"/>
    </style:style>
    <style:style style:name="T10" style:family="text">
      <style:text-properties fo:color="#009900" style:font-name="monospace" fo:font-size="9pt"/>
    </style:style>
    <style:style style:name="T11" style:family="text">
      <style:text-properties fo:color="#009900" style:font-name="monospace" fo:font-size="9pt" fo:font-weight="bold"/>
    </style:style>
    <style:style style:name="T12" style:family="text">
      <style:text-properties fo:color="#009900" fo:font-weight="bold"/>
    </style:style>
    <style:style style:name="T13" style:family="text">
      <style:text-properties fo:color="#0000dd"/>
    </style:style>
    <style:style style:name="T14" style:family="text">
      <style:text-properties fo:color="#339933"/>
    </style:style>
    <style:style style:name="T15" style:family="text">
      <style:text-properties fo:color="#339933" style:font-name="monospace" fo:font-size="9pt"/>
    </style:style>
    <style:style style:name="T16" style:family="text">
      <style:text-properties style:font-name="monospace" fo:font-size="9pt"/>
    </style:style>
    <style:style style:name="T17" style:family="text">
      <style:text-properties fo:color="#ff0000"/>
    </style:style>
    <style:style style:name="T18" style:family="text">
      <style:text-properties fo:color="#ff0000" style:font-name="monospace" fo:font-size="9pt"/>
    </style:style>
    <style:style style:name="T19" style:family="text">
      <style:text-properties fo:color="#b1b100"/>
    </style:style>
    <style:style style:name="T20" style:family="text">
      <style:text-properties fo:color="#0000ff" fo:font-weight="bold"/>
    </style:style>
    <style:style style:name="T21" style:family="text">
      <style:text-properties fo:color="#00007f" fo:font-weight="bold"/>
    </style:style>
    <style:style style:name="T22" style:family="text">
      <style:text-properties fo:color="#00007f" style:font-name="monospace" fo:font-size="9pt" fo:font-weight="bold"/>
    </style:style>
    <style:style style:name="T23" style:family="text">
      <style:text-properties fo:color="#46aa03" style:font-name="monospace" fo:font-size="9pt" fo:font-weight="bold"/>
    </style:style>
    <style:style style:name="T24" style:family="text">
      <style:text-properties fo:color="#7f007f"/>
    </style:style>
    <style:style style:name="T25" style:family="text">
      <style:text-properties fo:color="#202020"/>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text:bookmark text:name="more-546"/><text:span text:style-name="T5">Arrays and structures</text:span></text:h>
      <text:p text:style-name="P11">So far we have been able to move 32 bits from memory to registers (load) and back to memory (store). But working on single items of 32 bits (usually called scalars) is a bit limiting. Soon we would find ourselves working on arrays and structures, even if we did not know.</text:p>
      <text:p text:style-name="P11">An array is a sequence of items of the same kind in memory. Arrays are a foundational data structure in almost every low level language. Every array has a base address, usually denoted by the name of the array, and contains N items. Each of these items has associated a growing index, ranging from 0 to N-1 or 1 to N. Using the base address and the index we can access an item of the array. We mentioned in chapter 3 that memory could be viewed as an array of bytes. An array in memory is the same, but an item may take more than one single byte.</text:p>
      <text:p text:style-name="P11">A structure (or record or tuple) is a sequence of items of possibly different kind. Each item of a structure is usually called a field. Fields do not have an associated index but an offset respect to the beginning of the structure. Structures are laid out in memory to ensure that the proper alignment is used in every field. The base address of a structure is the address of its first field. If the base address is aligned, the structure should be laid out in a way that all the field are properly aligned as well.</text:p>
      <text:p text:style-name="P10"><text:span text:style-name="T4">What do arrays and structure have to do with </text:span><text:span text:style-name="Emphasis"><text:span text:style-name="T4">indexing modes</text:span></text:span><text:span text:style-name="T4"> of load and store? Well, these indexing modes are designed to make easier accessing arrays and structs.</text:span></text:p>
      <text:h text:style-name="P2" text:outline-level="2">Defining arrays and structs</text:h>
      <text:p text:style-name="P11">To illustrate how to work with arrays and references we will use the following C declarations and implement them in assembler.</text:p>
      <table:table table:name="Table1" table:style-name="Table1">
        <table:table-column table:style-name="Table1.A"/>
        <table:table-row>
          <table:table-cell table:style-name="Table1.A1" office:value-type="string">
            <text:p text:style-name="P3"><text:span text:style-name="T7">int</text:span> a<text:span text:style-name="T9">[</text:span><text:span text:style-name="T13">100</text:span><text:span text:style-name="T9">]</text:span><text:span text:style-name="T14">;</text:span></text:p>
            <text:p text:style-name="P3"><text:span text:style-name="T7">struct</text:span> my_struct</text:p>
            <text:p text:style-name="P4">{</text:p>
            <text:p text:style-name="P5"><text:s text:c="2"/><text:span text:style-name="T8">char</text:span><text:span text:style-name="T16"> f0</text:span><text:span text:style-name="T15">;</text:span></text:p>
            <text:p text:style-name="P5"><text:s text:c="2"/><text:span text:style-name="T8">int</text:span><text:span text:style-name="T16"> f1</text:span><text:span text:style-name="T15">;</text:span></text:p>
            <text:p text:style-name="P3"><text:span text:style-name="T9">}</text:span> b<text:span text:style-name="T14">;</text:span></text:p>
          </table:table-cell>
        </table:table-row>
      </table:table>
      <text:p text:style-name="P11">Let’s first define in our assembler the array ‘a’. It is just 100 integers. An integer in ARM is 32-bit wide so in our assembler code we have to make room for 400 bytes (4 * 100).</text:p>
      <table:table table:name="Table2" table:style-name="Table2">
        <table:table-column table:style-name="Table2.A"/>
        <table:table-column table:style-name="Table2.B"/>
        <table:table-row>
          <table:table-cell table:style-name="Table2.A1" office:value-type="string">
            <text:p text:style-name="P3">1</text:p>
            <text:p text:style-name="P7">2</text:p>
            <text:p text:style-name="P7">3</text:p>
            <text:p text:style-name="P7">4</text:p>
            <text:p text:style-name="P3">5</text:p>
          </table:table-cell>
          <table:table-cell table:style-name="Table2.B1" office:value-type="string">
            <text:p text:style-name="P3"><text:span text:style-name="T14">/*</text:span> <text:span text:style-name="T14">--</text:span> array01<text:span text:style-name="T14">.</text:span>s <text:span text:style-name="T14">*/</text:span></text:p>
            <text:p text:style-name="P6">.data</text:p>
            <text:p text:style-name="P8"><text:s/></text:p>
            <text:p text:style-name="P3"><text:span text:style-name="T14">.</text:span>balign <text:span text:style-name="T17">4</text:span></text:p>
            <text:p text:style-name="P3">a<text:span text:style-name="T14">:</text:span> <text:span text:style-name="T14">.</text:span>skip <text:span text:style-name="T17">400</text:span></text:p>
          </table:table-cell>
        </table:table-row>
      </table:table>
      <text:p text:style-name="P10"><text:span text:style-name="T4">In line 5 we define the symbol </text:span><text:span text:style-name="Source_20_Text"><text:span text:style-name="T6">a</text:span></text:span><text:span text:style-name="T4"> and then we make room for 400 bytes. The directive .skip tells the assembler to advance a given number of bytes before emitting the next datum. Here </text:span><text:soft-page-break/><text:span text:style-name="T4">we are skipping 400 bytes because our array of integers takes 400 bytes (4 bytes per each of the 100 integers). Declaring a structure is not much different.</text:span></text:p>
      <table:table table:name="Table3" table:style-name="Table3">
        <table:table-column table:style-name="Table3.A"/>
        <table:table-column table:style-name="Table3.B"/>
        <table:table-row>
          <table:table-cell table:style-name="Table3.A1" office:value-type="string">
            <text:p text:style-name="P3">7</text:p>
            <text:p text:style-name="P3">8</text:p>
          </table:table-cell>
          <table:table-cell table:style-name="Table3.B1" office:value-type="string">
            <text:p text:style-name="P3"><text:span text:style-name="T14">.</text:span>balign <text:span text:style-name="T17">4</text:span></text:p>
            <text:p text:style-name="P3">b<text:span text:style-name="T14">:</text:span> <text:span text:style-name="T14">.</text:span>skip <text:span text:style-name="T17">8</text:span></text:p>
          </table:table-cell>
        </table:table-row>
      </table:table>
      <text:p text:style-name="P10"><text:span text:style-name="T4">Right now you should wonder why we skipped 8 bytes when the structure itself takes just 5 bytes. Well, it does need 5 bytes to store useful information. The first field </text:span><text:span text:style-name="Source_20_Text"><text:span text:style-name="T6">f0</text:span></text:span><text:span text:style-name="T4"> is a </text:span><text:span text:style-name="Source_20_Text"><text:span text:style-name="T6">char</text:span></text:span><text:span text:style-name="T4">. A </text:span><text:span text:style-name="Source_20_Text"><text:span text:style-name="T6">char</text:span></text:span><text:span text:style-name="T4"> takes 1 byte of storage. The next field </text:span><text:span text:style-name="Source_20_Text"><text:span text:style-name="T6">f1</text:span></text:span><text:span text:style-name="T4"> is an integer. An integer takes 4 bytes and it must be aligned at 4 bytes as well, so we have to leave 3 unused bytes between the field </text:span><text:span text:style-name="Source_20_Text"><text:span text:style-name="T6">f0</text:span></text:span><text:span text:style-name="T4"> and the field </text:span><text:span text:style-name="Source_20_Text"><text:span text:style-name="T6">f1</text:span></text:span><text:span text:style-name="T4">. This unused storage put just to fulfill alignment is called </text:span><text:span text:style-name="Emphasis"><text:span text:style-name="T4">padding</text:span></text:span><text:span text:style-name="T4">. Padding should never be used by your program.</text:span></text:p>
      <text:h text:style-name="P2" text:outline-level="2">Naive approach without indexing modes</text:h>
      <text:p text:style-name="P10"><text:span text:style-name="T4">Ok, let’s write some code to initialize every item of the array </text:span><text:span text:style-name="Source_20_Text"><text:span text:style-name="T6">a[i]</text:span></text:span><text:span text:style-name="T4">. We will do something equivalent to the following C code.</text:span></text:p>
      <table:table table:name="Table4" table:style-name="Table4">
        <table:table-column table:style-name="Table4.A"/>
        <table:table-row>
          <table:table-cell table:style-name="Table4.A1" office:value-type="string">
            <text:p text:style-name="P3"><text:span text:style-name="T19">for</text:span> <text:span text:style-name="T9">(</text:span>i <text:span text:style-name="T14">=</text:span> <text:span text:style-name="T13">0</text:span><text:span text:style-name="T14">;</text:span> i <text:span text:style-name="T14">&lt;</text:span> <text:span text:style-name="T13">100</text:span><text:span text:style-name="T14">;</text:span> i<text:span text:style-name="T14">++</text:span><text:span text:style-name="T9">)</text:span></text:p>
            <text:p text:style-name="P5"><text:s text:c="2"/><text:span text:style-name="T16">a</text:span><text:span text:style-name="T10">[</text:span><text:span text:style-name="T16">i</text:span><text:span text:style-name="T10">]</text:span><text:span text:style-name="T16"> </text:span><text:span text:style-name="T15">=</text:span><text:span text:style-name="T16"> i</text:span><text:span text:style-name="T15">;</text:span></text:p>
          </table:table-cell>
        </table:table-row>
      </table:table>
      <table:table table:name="Table5" table:style-name="Table5">
        <table:table-column table:style-name="Table5.A"/>
        <table:table-column table:style-name="Table5.B"/>
        <table:table-row>
          <table:table-cell table:style-name="Table5.A1" office:value-type="string">
            <text:p text:style-name="P3">10</text:p>
            <text:p text:style-name="P7">11</text:p>
            <text:p text:style-name="P7">12</text:p>
            <text:p text:style-name="P7">13</text:p>
            <text:p text:style-name="P7">14</text:p>
            <text:p text:style-name="P7">15</text:p>
            <text:p text:style-name="P7">16</text:p>
            <text:p text:style-name="P7">17</text:p>
            <text:p text:style-name="P7">18</text:p>
            <text:p text:style-name="P7">19</text:p>
            <text:p text:style-name="P7">20</text:p>
            <text:p text:style-name="P7">21</text:p>
            <text:p text:style-name="P7">22</text:p>
            <text:p text:style-name="P7">23</text:p>
            <text:p text:style-name="P7">24</text:p>
            <text:p text:style-name="P3">25</text:p>
          </table:table-cell>
          <table:table-cell table:style-name="Table5.B1" office:value-type="string">
            <text:p text:style-name="P6">.text</text:p>
            <text:p text:style-name="P8"><text:s/></text:p>
            <text:p text:style-name="P3"><text:span text:style-name="T14">.</text:span><text:span text:style-name="T20">global</text:span> main</text:p>
            <text:p text:style-name="P3">main<text:span text:style-name="T14">:</text:span></text:p>
            <text:p text:style-name="P5"><text:s text:c="4"/><text:span text:style-name="T16">ldr r1</text:span><text:span text:style-name="T15">,</text:span><text:span text:style-name="T16"> addr_of_a <text:s text:c="6"/></text:span><text:span text:style-name="T15">/*</text:span><text:span text:style-name="T16"> r1 ← &amp;a </text:span><text:span text:style-name="T15">*/</text:span></text:p>
            <text:p text:style-name="P5"><text:s text:c="4"/><text:span text:style-name="T22">mov</text:span><text:span text:style-name="T16"> r2</text:span><text:span text:style-name="T15">,</text:span><text:span text:style-name="T16"> #</text:span><text:span text:style-name="T18">0</text:span><text:span text:style-name="T16"> <text:s text:c="13"/></text:span><text:span text:style-name="T15">/*</text:span><text:span text:style-name="T16"> r2 ← </text:span><text:span text:style-name="T18">0</text:span><text:span text:style-name="T16"> </text:span><text:span text:style-name="T15">*/</text:span></text:p>
            <text:p text:style-name="P3"><text:span text:style-name="T21">loop</text:span><text:span text:style-name="T14">:</text:span></text:p>
            <text:p text:style-name="P5"><text:s text:c="4"/><text:span text:style-name="T22">cmp</text:span><text:span text:style-name="T16"> r2</text:span><text:span text:style-name="T15">,</text:span><text:span text:style-name="T16"> #</text:span><text:span text:style-name="T18">100</text:span><text:span text:style-name="T16"> <text:s text:c="11"/></text:span><text:span text:style-name="T15">/*</text:span><text:span text:style-name="T16"> Have we reached </text:span><text:span text:style-name="T18">100</text:span><text:span text:style-name="T16"> yet? </text:span><text:span text:style-name="T15">*/</text:span></text:p>
            <text:p text:style-name="P5"><text:s text:c="4"/><text:span text:style-name="T16">beq end <text:s text:c="16"/></text:span><text:span text:style-name="T15">/*</text:span><text:span text:style-name="T16"> If so</text:span><text:span text:style-name="T15">,</text:span><text:span text:style-name="T16"> </text:span><text:span text:style-name="T22">leave</text:span><text:span text:style-name="T16"> the </text:span><text:span text:style-name="T22">loop</text:span><text:span text:style-name="T15">,</text:span><text:span text:style-name="T16"> otherwise continue </text:span><text:span text:style-name="T15">*/</text:span></text:p>
            <text:p text:style-name="P5"><text:s text:c="4"/><text:span text:style-name="T22">add</text:span><text:span text:style-name="T16"> r3</text:span><text:span text:style-name="T15">,</text:span><text:span text:style-name="T16"> r1</text:span><text:span text:style-name="T15">,</text:span><text:span text:style-name="T16"> r2</text:span><text:span text:style-name="T15">,</text:span><text:span text:style-name="T16"> </text:span><text:span text:style-name="T22">LSL</text:span><text:span text:style-name="T16"> #</text:span><text:span text:style-name="T18">2</text:span><text:span text:style-name="T16"> <text:s/></text:span><text:span text:style-name="T15">/*</text:span><text:span text:style-name="T16"> r3 ← r1 </text:span><text:span text:style-name="T15">+</text:span><text:span text:style-name="T16"> </text:span><text:span text:style-name="T11">(</text:span><text:span text:style-name="T16">r2</text:span><text:span text:style-name="T15">*</text:span><text:span text:style-name="T18">4</text:span><text:span text:style-name="T11">)</text:span><text:span text:style-name="T16"> </text:span><text:span text:style-name="T15">*/</text:span></text:p>
            <text:p text:style-name="P5"><text:s text:c="4"/><text:span text:style-name="T22">str</text:span><text:span text:style-name="T16"> r2</text:span><text:span text:style-name="T15">,</text:span><text:span text:style-name="T16"> </text:span><text:span text:style-name="T11">[</text:span><text:span text:style-name="T16">r3</text:span><text:span text:style-name="T11">]</text:span><text:span text:style-name="T16"> <text:s text:c="11"/></text:span><text:span text:style-name="T15">/*</text:span><text:span text:style-name="T16"> </text:span><text:span text:style-name="T15">*</text:span><text:span text:style-name="T16">r3 ← r2 </text:span><text:span text:style-name="T15">*/</text:span></text:p>
            <text:p text:style-name="P5"><text:s text:c="4"/><text:span text:style-name="T22">add</text:span><text:span text:style-name="T16"> r2</text:span><text:span text:style-name="T15">,</text:span><text:span text:style-name="T16"> r2</text:span><text:span text:style-name="T15">,</text:span><text:span text:style-name="T16"> #</text:span><text:span text:style-name="T18">1</text:span><text:span text:style-name="T16"> <text:s text:c="9"/></text:span><text:span text:style-name="T15">/*</text:span><text:span text:style-name="T16"> r2 ← r2 </text:span><text:span text:style-name="T15">+</text:span><text:span text:style-name="T16"> </text:span><text:span text:style-name="T18">1</text:span><text:span text:style-name="T16"> </text:span><text:span text:style-name="T15">*/</text:span></text:p>
            <text:p text:style-name="P5"><text:s text:c="4"/><text:span text:style-name="T16">b </text:span><text:span text:style-name="T22">loop</text:span><text:span text:style-name="T16"> <text:s text:c="17"/></text:span><text:span text:style-name="T15">/*</text:span><text:span text:style-name="T16"> Go to the beginning of the </text:span><text:span text:style-name="T22">loop</text:span><text:span text:style-name="T16"> </text:span><text:span text:style-name="T15">*/</text:span></text:p>
            <text:p text:style-name="P3">end<text:span text:style-name="T14">:</text:span></text:p>
            <text:p text:style-name="P5"><text:s text:c="4"/><text:span text:style-name="T23">bx</text:span><text:span text:style-name="T16"> lr</text:span></text:p>
            <text:p text:style-name="P3">addr_of_a<text:span text:style-name="T14">:</text:span> <text:span text:style-name="T14">.</text:span><text:span text:style-name="T20">word</text:span> a</text:p>
          </table:table-cell>
        </table:table-row>
      </table:table>
      <text:p text:style-name="P10"><text:span text:style-name="T4">Whew! We are using lots of things we have learnt from earlier chapters. In line 14 we load the base address of the array into </text:span><text:span text:style-name="Source_20_Text"><text:span text:style-name="T6">r1</text:span></text:span><text:span text:style-name="T4">. The address of the array will not change so we load it once. In register </text:span><text:span text:style-name="Source_20_Text"><text:span text:style-name="T6">r2</text:span></text:span><text:span text:style-name="T4"> we will keep the index that will range from 0 to 99. In line 17 we compare it to 100 to see if we have reached the end of the loop.</text:span></text:p>
      <text:p text:style-name="P10"><text:span text:style-name="T4">Line 19 is an important one. Here we compute the address of the item. We have in </text:span><text:span text:style-name="Source_20_Text"><text:span text:style-name="T6">r1</text:span></text:span><text:span text:style-name="T4"> the base address and we know each item is 4 bytes wide. We know also that </text:span><text:span text:style-name="Source_20_Text"><text:span text:style-name="T6">r2</text:span></text:span><text:span text:style-name="T4"> keeps the index of the loop which we will use to access the array element. Given an item with index </text:span><text:span text:style-name="Source_20_Text"><text:span text:style-name="T6">i</text:span></text:span><text:span text:style-name="T4"> its address must be </text:span><text:span text:style-name="Source_20_Text"><text:span text:style-name="T6">&amp;a + 4*i</text:span></text:span><text:span text:style-name="T4">, since there are 4 bytes between every element of this array. So </text:span><text:span text:style-name="Source_20_Text"><text:span text:style-name="T6">r3</text:span></text:span><text:span text:style-name="T4"> has the address of the current element in this step of the loop. In line 20 we store </text:span><text:span text:style-name="Source_20_Text"><text:span text:style-name="T6">r2</text:span></text:span><text:span text:style-name="T4">, this is </text:span><text:span text:style-name="Source_20_Text"><text:span text:style-name="T6">i</text:span></text:span><text:span text:style-name="T4">, into the memory pointed by </text:span><text:span text:style-name="Source_20_Text"><text:span text:style-name="T6">r3</text:span></text:span><text:span text:style-name="T4">, the </text:span><text:span text:style-name="Source_20_Text"><text:span text:style-name="T6">i</text:span></text:span><text:span text:style-name="T4">-th array item, this is </text:span><text:span text:style-name="Source_20_Text"><text:span text:style-name="T6">a[i]</text:span></text:span><text:span text:style-name="T4">.</text:span></text:p>
      <text:p text:style-name="P10"><text:span text:style-name="T4">Then we proceed to increase </text:span><text:span text:style-name="Source_20_Text"><text:span text:style-name="T6">r2</text:span></text:span><text:span text:style-name="T4"> and jump back for the next step of the loop.</text:span></text:p>
      <text:p text:style-name="P10"><text:soft-page-break/><text:span text:style-name="T4">As you can see, accessing an array involves calculating the address of the accessed item. Does the ARM instruction set provide a more compact way to do this? The answer is yes. In fact it provides several </text:span><text:span text:style-name="Emphasis"><text:span text:style-name="T4">indexing modes</text:span></text:span><text:span text:style-name="T4">.</text:span></text:p>
      <text:h text:style-name="P2" text:outline-level="2">Indexing modes</text:h>
      <text:p text:style-name="P10"><text:span text:style-name="T4">In the previous chapter the concept </text:span><text:span text:style-name="Emphasis"><text:span text:style-name="T4">indexing mode</text:span></text:span><text:span text:style-name="T4"> was a bit off because we were not indexing anything. Now it makes much more sense since we are indexing an array item. ARM provides </text:span><text:span text:style-name="Strong_20_Emphasis"><text:span text:style-name="T4">nine</text:span></text:span><text:span text:style-name="T4">of these indexing modes. I will distinguish two kinds of indexing modes: non updating and updating depending on whether they feature a side-effect that we will discuss later, when dealing with updating indexing modes.</text:span></text:p>
      <text:h text:style-name="P17" text:outline-level="3">Non updating indexing modes</text:h>
      <text:list xml:id="list466651783060601856" text:style-name="L1">
        <text:list-item text:start-value="1">
          <text:p text:style-name="P12"><text:span text:style-name="Source_20_Text"><text:span text:style-name="T6">[Rsource1, +#immediate]</text:span></text:span><text:span text:style-name="T4"> or </text:span><text:span text:style-name="Source_20_Text"><text:span text:style-name="T6">[Rsource1, -#immediate]</text:span></text:span></text:p>
          <text:p text:style-name="P12"><text:span text:style-name="T4">It justs adds (or substracts) the immediate value to form the address. This is very useful to array items the index of which is a constant in the code or fields of a structure, since their offset is always constant. In </text:span><text:span text:style-name="Source_20_Text"><text:span text:style-name="T6">Rsource1</text:span></text:span><text:span text:style-name="T4"> we put the base address and in </text:span><text:span text:style-name="Source_20_Text"><text:span text:style-name="T6">immediate</text:span></text:span><text:span text:style-name="T4"> the offset we want in bytes. The immediate cannot be larger than 12 bits (0..4096). When the immediate is </text:span><text:span text:style-name="Source_20_Text"><text:span text:style-name="T6">#0</text:span></text:span><text:span text:style-name="T4"> it is like the usual we have been using </text:span><text:span text:style-name="Source_20_Text"><text:span text:style-name="T6">[Rsource1]</text:span></text:span><text:span text:style-name="T4">.</text:span></text:p>
          <text:p text:style-name="P12"><text:span text:style-name="T4">For example, we can set </text:span><text:span text:style-name="Source_20_Text"><text:span text:style-name="T6">a[3]</text:span></text:span><text:span text:style-name="T4"> to 3 this way (we assume that r1 already contans the base address of a). Note that the offset is in bytes thus we need an offset of 12 (4 bytes * 3 items skipped).</text:span></text:p>
        </text:list-item>
      </text:list>
      <table:table table:name="Table6" table:style-name="Table6">
        <table:table-column table:style-name="Table6.A"/>
        <table:table-row>
          <table:table-cell table:style-name="Table6.A1" office:value-type="string">
            <text:p text:style-name="P3"><text:span text:style-name="T21">mov</text:span> r2<text:span text:style-name="T14">,</text:span> #<text:span text:style-name="T17">3</text:span> <text:s text:c="9"/><text:span text:style-name="T14">/*</text:span> r2 ← <text:span text:style-name="T17">3</text:span> <text:span text:style-name="T14">*/</text:span></text:p>
            <text:p text:style-name="P3"><text:span text:style-name="T21">str</text:span> r2<text:span text:style-name="T14">,</text:span> <text:span text:style-name="T12">[</text:span>r1<text:span text:style-name="T14">,</text:span> <text:span text:style-name="T14">+</text:span>#<text:span text:style-name="T17">12</text:span><text:span text:style-name="T12">]</text:span> <text:s/><text:span text:style-name="T14">/*</text:span> <text:span text:style-name="T14">*</text:span><text:span text:style-name="T12">(</text:span>r1 <text:span text:style-name="T14">+</text:span> <text:span text:style-name="T17">12</text:span><text:span text:style-name="T12">)</text:span> ← r2 <text:span text:style-name="T14">*/</text:span></text:p>
          </table:table-cell>
        </table:table-row>
      </table:table>
      <text:list xml:id="list36158838" text:continue-numbering="true" text:style-name="L1">
        <text:list-item>
          <text:p text:style-name="P12"><text:span text:style-name="Source_20_Text"><text:span text:style-name="T6">[Rsource1, +Rsource2]</text:span></text:span><text:span text:style-name="T4"> or </text:span><text:span text:style-name="Source_20_Text"><text:span text:style-name="T6">[Rsource1, -Rsource2]</text:span></text:span></text:p>
          <text:p text:style-name="P12"><text:span text:style-name="T4">This is like the previous one, but the added (or substracted) offset is the value in a register. This is useful when the offset is too big for the immediate. Note that for the </text:span><text:span text:style-name="Source_20_Text"><text:span text:style-name="T6">+Rsource2</text:span></text:span><text:span text:style-name="T4">case, the two registers can be swapped (as this would not affect the address computed).</text:span></text:p>
          <text:p text:style-name="P15">Example. The same as above but using a register this time.</text:p>
        </text:list-item>
      </text:list>
      <table:table table:name="Table7" table:style-name="Table7">
        <table:table-column table:style-name="Table7.A"/>
        <table:table-row>
          <table:table-cell table:style-name="Table7.A1" office:value-type="string">
            <text:p text:style-name="P3"><text:span text:style-name="T21">mov</text:span> r2<text:span text:style-name="T14">,</text:span> #<text:span text:style-name="T17">3</text:span> <text:s text:c="8"/><text:span text:style-name="T14">/*</text:span> r2 ← <text:span text:style-name="T17">3</text:span> <text:span text:style-name="T14">*/</text:span></text:p>
            <text:p text:style-name="P3"><text:span text:style-name="T21">mov</text:span> r3<text:span text:style-name="T14">,</text:span> #<text:span text:style-name="T17">12</text:span> <text:s text:c="7"/><text:span text:style-name="T14">/*</text:span> r3 ← <text:span text:style-name="T17">12</text:span> <text:span text:style-name="T14">*/</text:span></text:p>
            <text:p text:style-name="P3"><text:span text:style-name="T21">str</text:span> r2<text:span text:style-name="T14">,</text:span> <text:span text:style-name="T12">[</text:span>r1<text:span text:style-name="T14">,+</text:span>r3<text:span text:style-name="T12">]</text:span> <text:s text:c="2"/><text:span text:style-name="T14">/*</text:span> <text:span text:style-name="T14">*</text:span><text:span text:style-name="T12">(</text:span>r1 <text:span text:style-name="T14">+</text:span> r3<text:span text:style-name="T12">)</text:span> ← r2 <text:span text:style-name="T14">*/</text:span></text:p>
          </table:table-cell>
        </table:table-row>
      </table:table>
      <text:list xml:id="list36163665" text:continue-numbering="true" text:style-name="L1">
        <text:list-item>
          <text:p text:style-name="P12"><text:span text:style-name="Source_20_Text"><text:span text:style-name="T6">[Rsource1, +Rsource2, shift_operation #immediate]</text:span></text:span><text:span text:style-name="T4"> or</text:span><text:span text:style-name="Source_20_Text"><text:span text:style-name="T6">[Rsource1, -Rsource2, shift_operation #immediate]</text:span></text:span><text:span text:style-name="T4">.</text:span></text:p>
          <text:p text:style-name="P12"><text:span text:style-name="T4">This one is similar to the usual shift operation we can do with other instructions. A shift operation (remember: </text:span><text:span text:style-name="Source_20_Text"><text:span text:style-name="T6">LSL</text:span></text:span><text:span text:style-name="T4">, </text:span><text:span text:style-name="Source_20_Text"><text:span text:style-name="T6">LSR</text:span></text:span><text:span text:style-name="T4">, </text:span><text:span text:style-name="Source_20_Text"><text:span text:style-name="T6">ASR</text:span></text:span><text:span text:style-name="T4"> or </text:span><text:span text:style-name="Source_20_Text"><text:span text:style-name="T6">ROR</text:span></text:span><text:span text:style-name="T4">) is applied to </text:span><text:span text:style-name="Source_20_Text"><text:span text:style-name="T6">Rsource2</text:span></text:span><text:span text:style-name="T4">, </text:span><text:span text:style-name="Source_20_Text"><text:span text:style-name="T6">Rsource1</text:span></text:span><text:span text:style-name="T4"> is then added (or substracted) to the result of the shift operation applied to </text:span><text:span text:style-name="Source_20_Text"><text:span text:style-name="T6">Rsource2</text:span></text:span><text:span text:style-name="T4">. This is useful when we need to multiply the address by some fixed amount. When </text:span><text:soft-page-break/><text:span text:style-name="T4">accessing the items of the integer array </text:span><text:span text:style-name="Source_20_Text"><text:span text:style-name="T6">a</text:span></text:span><text:span text:style-name="T4"> we had to multiply the result by 4 to get a meaningful address.</text:span></text:p>
          <text:p text:style-name="P12"><text:span text:style-name="T4">For this example, let’s first recall how we computed above the address in the array of the item in position </text:span><text:span text:style-name="Source_20_Text"><text:span text:style-name="T6">r2</text:span></text:span><text:span text:style-name="T4">.</text:span></text:p>
        </text:list-item>
      </text:list>
      <table:table table:name="Table8" table:style-name="Table8">
        <table:table-column table:style-name="Table8.A"/>
        <table:table-column table:style-name="Table8.B"/>
        <table:table-row>
          <table:table-cell table:style-name="Table8.A1" office:value-type="string">
            <text:p text:style-name="P3">19</text:p>
            <text:p text:style-name="P3">20</text:p>
          </table:table-cell>
          <table:table-cell table:style-name="Table8.B1" office:value-type="string">
            <text:p text:style-name="P3"><text:span text:style-name="T21">add</text:span> r3<text:span text:style-name="T14">,</text:span> r1<text:span text:style-name="T14">,</text:span> r2<text:span text:style-name="T14">,</text:span> <text:span text:style-name="T21">LSL</text:span> #<text:span text:style-name="T17">2</text:span> <text:s/><text:span text:style-name="T14">/*</text:span> r3 ← r1 <text:span text:style-name="T14">+</text:span> r2<text:span text:style-name="T14">*</text:span><text:span text:style-name="T17">4</text:span> <text:span text:style-name="T14">*/</text:span></text:p>
            <text:p text:style-name="P3"><text:span text:style-name="T21">str</text:span> r2<text:span text:style-name="T14">,</text:span> <text:span text:style-name="T12">[</text:span>r3<text:span text:style-name="T12">]</text:span> <text:s text:c="11"/><text:span text:style-name="T14">/*</text:span> <text:span text:style-name="T14">*</text:span>r3 ← r2 <text:span text:style-name="T14">*/</text:span></text:p>
          </table:table-cell>
        </table:table-row>
      </table:table>
      <text:list xml:id="list36181734" text:continue-numbering="true" text:style-name="L1">
        <text:list-header>
          <text:p text:style-name="P12"><text:span text:style-name="T4">We can express this in a much more compact way (without the need of the register </text:span><text:span text:style-name="Source_20_Text"><text:span text:style-name="T6">r3</text:span></text:span><text:span text:style-name="T4">).</text:span></text:p>
        </text:list-header>
      </text:list>
      <table:table table:name="Table9" table:style-name="Table9">
        <table:table-column table:style-name="Table9.A"/>
        <table:table-row>
          <table:table-cell table:style-name="Table9.A1" office:value-type="string">
            <text:p text:style-name="P3"><text:span text:style-name="T21">str</text:span> r2<text:span text:style-name="T14">,</text:span> <text:span text:style-name="T12">[</text:span>r1<text:span text:style-name="T14">,</text:span> <text:span text:style-name="T14">+</text:span>r2<text:span text:style-name="T14">,</text:span> <text:span text:style-name="T21">LSL</text:span> #<text:span text:style-name="T17">2</text:span><text:span text:style-name="T12">]</text:span> <text:s/><text:span text:style-name="T14">/*</text:span> <text:span text:style-name="T14">*</text:span><text:span text:style-name="T12">(</text:span>r1 <text:span text:style-name="T14">+</text:span> r2<text:span text:style-name="T14">*</text:span><text:span text:style-name="T17">4</text:span><text:span text:style-name="T12">)</text:span> ← r2 <text:span text:style-name="T14">*/</text:span></text:p>
          </table:table-cell>
        </table:table-row>
      </table:table>
      <text:h text:style-name="P17" text:outline-level="3">Updating indexing modes</text:h>
      <text:p text:style-name="P10"><text:span text:style-name="T4">In these indexing modes the </text:span><text:span text:style-name="Source_20_Text"><text:span text:style-name="T6">Rsource1</text:span></text:span><text:span text:style-name="T4"> register is updated with the address synthesized by the load or store instruction. You may be wondering why one would want to do this. A bit of detour first. Recheck the code of the array load. Why do we have to keep around the base address of the array if we are always effectively moving 4 bytes away from it? Would not it make much more sense to keep the address of the current entity? So instead of</text:span></text:p>
      <table:table table:name="Table10" table:style-name="Table10">
        <table:table-column table:style-name="Table10.A"/>
        <table:table-column table:style-name="Table10.B"/>
        <table:table-row>
          <table:table-cell table:style-name="Table10.A1" office:value-type="string">
            <text:p text:style-name="P3">19</text:p>
            <text:p text:style-name="P3">20</text:p>
          </table:table-cell>
          <table:table-cell table:style-name="Table10.B1" office:value-type="string">
            <text:p text:style-name="P3"><text:span text:style-name="T21">add</text:span> r3<text:span text:style-name="T14">,</text:span> r1<text:span text:style-name="T14">,</text:span> r2<text:span text:style-name="T14">,</text:span> <text:span text:style-name="T21">LSL</text:span> #<text:span text:style-name="T17">2</text:span> <text:s/><text:span text:style-name="T14">/*</text:span> r3 ← r1 <text:span text:style-name="T14">+</text:span> r2<text:span text:style-name="T14">*</text:span><text:span text:style-name="T17">4</text:span> <text:span text:style-name="T14">*/</text:span></text:p>
            <text:p text:style-name="P3"><text:span text:style-name="T21">str</text:span> r2<text:span text:style-name="T14">,</text:span> <text:span text:style-name="T12">[</text:span>r3<text:span text:style-name="T12">]</text:span> <text:s text:c="11"/><text:span text:style-name="T14">/*</text:span> <text:span text:style-name="T14">*</text:span>r3 ← r2 <text:span text:style-name="T14">*/</text:span></text:p>
          </table:table-cell>
        </table:table-row>
      </table:table>
      <text:p text:style-name="P11">we might want to do something like</text:p>
      <table:table table:name="Table11" table:style-name="Table11">
        <table:table-column table:style-name="Table11.A"/>
        <table:table-row>
          <table:table-cell table:style-name="Table11.A1" office:value-type="string">
            <text:p text:style-name="P3"><text:span text:style-name="T21">str</text:span> r2<text:span text:style-name="T14">,</text:span> <text:span text:style-name="T12">[</text:span>r1<text:span text:style-name="T12">]</text:span> <text:s text:c="7"/><text:span text:style-name="T14">/*</text:span> <text:span text:style-name="T14">*</text:span>r1 ← r2 <text:span text:style-name="T14">*/</text:span></text:p>
            <text:p text:style-name="P3"><text:span text:style-name="T21">add</text:span> r1<text:span text:style-name="T14">,</text:span> r1<text:span text:style-name="T14">,</text:span> #<text:span text:style-name="T17">4</text:span> <text:s text:c="5"/><text:span text:style-name="T14">/*</text:span> r1 ← r1 <text:span text:style-name="T14">+</text:span> <text:span text:style-name="T17">4</text:span> <text:span text:style-name="T14">*/</text:span></text:p>
          </table:table-cell>
        </table:table-row>
      </table:table>
      <text:p text:style-name="P10"><text:span text:style-name="T4">because there is no need to compute everytime from the beginning the address of the next item (as we are accessing them sequentially). Even if this looks slightly better, it still can be improved a bit more. What if our instruction were able to update </text:span><text:span text:style-name="Source_20_Text"><text:span text:style-name="T6">r1</text:span></text:span><text:span text:style-name="T4"> for us? Something like this (obviously the exact syntax is not as shown)</text:span></text:p>
      <table:table table:name="Table12" table:style-name="Table12">
        <table:table-column table:style-name="Table12.A"/>
        <table:table-row>
          <table:table-cell table:style-name="Table12.A1" office:value-type="string">
            <text:p text:style-name="P3"><text:span text:style-name="T14">/*</text:span> Wrong syntax <text:span text:style-name="T14">*/</text:span></text:p>
            <text:p text:style-name="P3"><text:span text:style-name="T21">str</text:span> r2<text:span text:style-name="T14">,</text:span> <text:span text:style-name="T12">[</text:span>r1<text:span text:style-name="T12">]</text:span> <text:span text:style-name="T24">"and then"</text:span> <text:span text:style-name="T21">add</text:span> r1<text:span text:style-name="T14">,</text:span> r1<text:span text:style-name="T14">,</text:span> #<text:span text:style-name="T17">4</text:span></text:p>
          </table:table-cell>
        </table:table-row>
      </table:table>
      <text:p text:style-name="P10"><text:span text:style-name="T4">Such indexing modes exist. There are two kinds of updating indexing modes depending on at which time </text:span><text:span text:style-name="Source_20_Text"><text:span text:style-name="T6">Rsource1</text:span></text:span><text:span text:style-name="T4"> is updated. If </text:span><text:span text:style-name="Source_20_Text"><text:span text:style-name="T6">Rsource1</text:span></text:span><text:span text:style-name="T4"> is updated after the load or store itself (meaning that the address to load or store is the initial </text:span><text:span text:style-name="Source_20_Text"><text:span text:style-name="T6">Rsource1</text:span></text:span><text:span text:style-name="T4"> value) this is a </text:span><text:span text:style-name="Emphasis"><text:span text:style-name="T4">post-indexing</text:span></text:span><text:span text:style-name="T4">accessing mode. If </text:span><text:span text:style-name="Source_20_Text"><text:span text:style-name="T6">Rsource1</text:span></text:span><text:span text:style-name="T4"> is updated before the actual load or store (meaning that the address to load or store is the final value of </text:span><text:span text:style-name="Source_20_Text"><text:span text:style-name="T6">Rsource1</text:span></text:span><text:span text:style-name="T4">) this is a </text:span><text:span text:style-name="Emphasis"><text:span text:style-name="T4">pre-indexing</text:span></text:span><text:span text:style-name="T4"> accessing mode. In all cases, at the end of the instruction </text:span><text:span text:style-name="Source_20_Text"><text:span text:style-name="T6">Rsource1</text:span></text:span><text:span text:style-name="T4"> will have the value of the computation of the indexing mode. Now this sounds a bit convoluted, just look in the example above: we first load using </text:span><text:span text:style-name="Source_20_Text"><text:span text:style-name="T6">r1</text:span></text:span><text:span text:style-name="T4"> and then we do </text:span><text:span text:style-name="Source_20_Text"><text:span text:style-name="T6">r1 ← r1 + 4</text:span></text:span><text:span text:style-name="T4">. This is post-indexing: we first use the value of </text:span><text:span text:style-name="Source_20_Text"><text:span text:style-name="T6">r1</text:span></text:span><text:span text:style-name="T4"> as the address where we store the value of </text:span><text:span text:style-name="Source_20_Text"><text:span text:style-name="T6">r2</text:span></text:span><text:span text:style-name="T4">. Then </text:span><text:span text:style-name="Source_20_Text"><text:span text:style-name="T6">r1</text:span></text:span><text:span text:style-name="T4"> is updated with </text:span><text:span text:style-name="Source_20_Text"><text:span text:style-name="T6">r1 + 4</text:span></text:span><text:span text:style-name="T4">. Now consider another hypothetic syntax.</text:span></text:p>
      <table:table table:name="Table13" table:style-name="Table13">
        <table:table-column table:style-name="Table13.A"/>
        <table:table-row>
          <table:table-cell table:style-name="Table13.A1" office:value-type="string">
            <text:p text:style-name="P3"><text:span text:style-name="T14">/*</text:span> Wrong syntax <text:span text:style-name="T14">*/</text:span></text:p>
            <text:p text:style-name="P3"><text:span text:style-name="T21">str</text:span> r2<text:span text:style-name="T14">,</text:span> <text:span text:style-name="T12">[</text:span><text:span text:style-name="T21">add</text:span> r1<text:span text:style-name="T14">,</text:span> r1<text:span text:style-name="T14">,</text:span> #<text:span text:style-name="T17">4</text:span><text:span text:style-name="T12">]</text:span></text:p>
          </table:table-cell>
        </table:table-row>
      </table:table>
      <text:p text:style-name="P10"><text:span text:style-name="T4">This is pre-indexing: we first compute </text:span><text:span text:style-name="Source_20_Text"><text:span text:style-name="T6">r1 + 4</text:span></text:span><text:span text:style-name="T4"> and use it as the address where we store the value of </text:span><text:span text:style-name="Source_20_Text"><text:span text:style-name="T6">r2</text:span></text:span><text:span text:style-name="T4">. At the end of the instruction </text:span><text:span text:style-name="Source_20_Text"><text:span text:style-name="T6">r1</text:span></text:span><text:span text:style-name="T4"> has effectively been updated too, but the updated value has already been used as the address of the load or store.</text:span></text:p>
      <text:h text:style-name="P18" text:outline-level="4"><text:soft-page-break/>Post-indexing modes</text:h>
      <text:list xml:id="list5917872629585102071" text:style-name="L2">
        <text:list-item text:start-value="4">
          <text:p text:style-name="P13"><text:span text:style-name="Source_20_Text"><text:span text:style-name="T6">[Rsource1], #+immediate</text:span></text:span><text:span text:style-name="T4"> or </text:span><text:span text:style-name="Source_20_Text"><text:span text:style-name="T6">[Rsource1], #-immediate</text:span></text:span></text:p>
          <text:p text:style-name="P13"><text:span text:style-name="T4">The value of </text:span><text:span text:style-name="Source_20_Text"><text:span text:style-name="T6">Rsource1</text:span></text:span><text:span text:style-name="T4"> is used as the address for the load or store. Then </text:span><text:span text:style-name="Source_20_Text"><text:span text:style-name="T6">Rsource1</text:span></text:span><text:span text:style-name="T4"> is updated with the value of </text:span><text:span text:style-name="Source_20_Text"><text:span text:style-name="T6">immediate</text:span></text:span><text:span text:style-name="T4"> after adding (or substracting) it to </text:span><text:span text:style-name="Source_20_Text"><text:span text:style-name="T6">Rsource1</text:span></text:span><text:span text:style-name="T4">. Using this indexing mode we can rewrite the loop of our first example as follows:</text:span></text:p>
        </text:list-item>
      </text:list>
      <table:table table:name="Table14" table:style-name="Table14">
        <table:table-column table:style-name="Table14.A"/>
        <table:table-column table:style-name="Table14.B"/>
        <table:table-row>
          <table:table-cell table:style-name="Table14.A1" office:value-type="string">
            <text:p text:style-name="P3">16</text:p>
            <text:p text:style-name="P7">17</text:p>
            <text:p text:style-name="P7">18</text:p>
            <text:p text:style-name="P7">19</text:p>
            <text:p text:style-name="P7">20</text:p>
            <text:p text:style-name="P7">21</text:p>
            <text:p text:style-name="P3">22</text:p>
          </table:table-cell>
          <table:table-cell table:style-name="Table14.B1" office:value-type="string">
            <text:p text:style-name="P3"><text:span text:style-name="T21">loop</text:span><text:span text:style-name="T14">:</text:span></text:p>
            <text:p text:style-name="P5"><text:s text:c="4"/><text:span text:style-name="T22">cmp</text:span><text:span text:style-name="T16"> r2</text:span><text:span text:style-name="T15">,</text:span><text:span text:style-name="T16"> #</text:span><text:span text:style-name="T18">100</text:span><text:span text:style-name="T16"> <text:s text:c="11"/></text:span><text:span text:style-name="T15">/*</text:span><text:span text:style-name="T16"> Have we reached </text:span><text:span text:style-name="T18">100</text:span><text:span text:style-name="T16"> yet? </text:span><text:span text:style-name="T15">*/</text:span></text:p>
            <text:p text:style-name="P5"><text:s text:c="4"/><text:span text:style-name="T16">beq end <text:s text:c="16"/></text:span><text:span text:style-name="T15">/*</text:span><text:span text:style-name="T16"> If so</text:span><text:span text:style-name="T15">,</text:span><text:span text:style-name="T16"> </text:span><text:span text:style-name="T22">leave</text:span><text:span text:style-name="T16"> the </text:span><text:span text:style-name="T22">loop</text:span><text:span text:style-name="T15">,</text:span><text:span text:style-name="T16"> otherwise continue </text:span><text:span text:style-name="T15">*/</text:span></text:p>
            <text:p text:style-name="P5"><text:s text:c="4"/><text:span text:style-name="T22">str</text:span><text:span text:style-name="T16"> r2</text:span><text:span text:style-name="T15">,</text:span><text:span text:style-name="T16"> </text:span><text:span text:style-name="T11">[</text:span><text:span text:style-name="T16">r1</text:span><text:span text:style-name="T11">]</text:span><text:span text:style-name="T15">,</text:span><text:span text:style-name="T16"> </text:span><text:span text:style-name="T15">+</text:span><text:span text:style-name="T18">4</text:span><text:span text:style-name="T16"> <text:s text:c="7"/></text:span><text:span text:style-name="T15">/*</text:span><text:span text:style-name="T16"> </text:span><text:span text:style-name="T15">*</text:span><text:span text:style-name="T16">r1 ← r2 then r1 ← r1 </text:span><text:span text:style-name="T15">+</text:span><text:span text:style-name="T16"> </text:span><text:span text:style-name="T18">4</text:span><text:span text:style-name="T16"> </text:span><text:span text:style-name="T15">*/</text:span></text:p>
            <text:p text:style-name="P5"><text:s text:c="4"/><text:span text:style-name="T22">add</text:span><text:span text:style-name="T16"> r2</text:span><text:span text:style-name="T15">,</text:span><text:span text:style-name="T16"> r2</text:span><text:span text:style-name="T15">,</text:span><text:span text:style-name="T16"> #</text:span><text:span text:style-name="T18">1</text:span><text:span text:style-name="T16"> <text:s text:c="9"/></text:span><text:span text:style-name="T15">/*</text:span><text:span text:style-name="T16"> r2 ← r2 </text:span><text:span text:style-name="T15">+</text:span><text:span text:style-name="T16"> </text:span><text:span text:style-name="T18">1</text:span><text:span text:style-name="T16"> </text:span><text:span text:style-name="T15">*/</text:span></text:p>
            <text:p text:style-name="P5"><text:s text:c="4"/><text:span text:style-name="T16">b </text:span><text:span text:style-name="T22">loop</text:span><text:span text:style-name="T16"> <text:s text:c="17"/></text:span><text:span text:style-name="T15">/*</text:span><text:span text:style-name="T16"> Go to the beginning of the </text:span><text:span text:style-name="T22">loop</text:span><text:span text:style-name="T16"> </text:span><text:span text:style-name="T15">*/</text:span></text:p>
            <text:p text:style-name="P3">end<text:span text:style-name="T14">:</text:span></text:p>
          </table:table-cell>
        </table:table-row>
      </table:table>
      <text:list xml:id="list36176382" text:continue-numbering="true" text:style-name="L2">
        <text:list-item>
          <text:p text:style-name="P13"><text:span text:style-name="Source_20_Text"><text:span text:style-name="T6">[Rsource1], +Rsource2</text:span></text:span><text:span text:style-name="T4"> or </text:span><text:span text:style-name="Source_20_Text"><text:span text:style-name="T6">[Rsource1], -Rsource2</text:span></text:span></text:p>
          <text:p text:style-name="P13"><text:span text:style-name="T4">Like the previous one but instead of an immediate, the value of </text:span><text:span text:style-name="Source_20_Text"><text:span text:style-name="T6">Rsource2</text:span></text:span><text:span text:style-name="T4"> is used. As usual this can be used as a workaround when the offset is too big for the immediate value.</text:span></text:p>
        </text:list-item>
        <text:list-item>
          <text:p text:style-name="P13"><text:span text:style-name="Source_20_Text"><text:span text:style-name="T6">[Rsource1], +Rsource2, shift_operation #immediate</text:span></text:span><text:span text:style-name="T4"> or</text:span><text:span text:style-name="Source_20_Text"><text:span text:style-name="T6">[Rsource1], -Rsource2, shift_operation #immediate</text:span></text:span></text:p>
          <text:p text:style-name="P13"><text:span text:style-name="T4">The value of </text:span><text:span text:style-name="Source_20_Text"><text:span text:style-name="T6">Rsource1</text:span></text:span><text:span text:style-name="T4"> is used as the address for the load or store. Then </text:span><text:span text:style-name="Source_20_Text"><text:span text:style-name="T6">Rsource2</text:span></text:span><text:span text:style-name="T4"> is applied a shift operation (</text:span><text:span text:style-name="Source_20_Text"><text:span text:style-name="T6">LSL</text:span></text:span><text:span text:style-name="T4">, </text:span><text:span text:style-name="Source_20_Text"><text:span text:style-name="T6">LSR</text:span></text:span><text:span text:style-name="T4">, </text:span><text:span text:style-name="Source_20_Text"><text:span text:style-name="T6">ASR</text:span></text:span><text:span text:style-name="T4"> or </text:span><text:span text:style-name="Source_20_Text"><text:span text:style-name="T6">ROL</text:span></text:span><text:span text:style-name="T4">). The resulting value of that shift is added (or substracted) to </text:span><text:span text:style-name="Source_20_Text"><text:span text:style-name="T6">Rsource1</text:span></text:span><text:span text:style-name="T4">. </text:span><text:span text:style-name="Source_20_Text"><text:span text:style-name="T6">Rsource1</text:span></text:span><text:span text:style-name="T4"> is finally updated with this last value.</text:span></text:p>
        </text:list-item>
      </text:list>
      <text:h text:style-name="P18" text:outline-level="4">Pre-indexing modes</text:h>
      <text:p text:style-name="P10"><text:span text:style-name="T4">Pre-indexing modes may look a bit weird at first but they are useful when the computed address is going to be reused soon. Instead of recomputing it we can reuse the updated </text:span><text:span text:style-name="Source_20_Text"><text:span text:style-name="T6">Rsource1</text:span></text:span><text:span text:style-name="T4">.<text:line-break/>Mind the </text:span><text:span text:style-name="Source_20_Text"><text:span text:style-name="T6">!</text:span></text:span><text:span text:style-name="T4"> symbol in these indexing modes which distinguishes them from the non updating indexing modes.</text:span></text:p>
      <text:list xml:id="list2158508407007889149" text:style-name="L3">
        <text:list-item text:start-value="7">
          <text:p text:style-name="P14"><text:span text:style-name="Source_20_Text"><text:span text:style-name="T6">[Rsource1, #+immediate]!</text:span></text:span><text:span text:style-name="T4"> or </text:span><text:span text:style-name="Source_20_Text"><text:span text:style-name="T6">[Rsource1, #-immediate]!</text:span></text:span></text:p>
          <text:p text:style-name="P14"><text:span text:style-name="T4">It behaves like the similar non-updating indexing mode but </text:span><text:span text:style-name="Source_20_Text"><text:span text:style-name="T6">Rsource1</text:span></text:span><text:span text:style-name="T4"> gets updated with the computed address. Imagine we want to compute </text:span><text:span text:style-name="Source_20_Text"><text:span text:style-name="T6">a[4] = a[4] + a[4]</text:span></text:span><text:span text:style-name="T4">. We could do this (we assume that </text:span><text:span text:style-name="Source_20_Text"><text:span text:style-name="T6">r1</text:span></text:span><text:span text:style-name="T4"> already has the base address of the array).</text:span></text:p>
        </text:list-item>
      </text:list>
      <table:table table:name="Table15" table:style-name="Table15">
        <table:table-column table:style-name="Table15.A"/>
        <table:table-row>
          <table:table-cell table:style-name="Table15.A1" office:value-type="string">
            <text:p text:style-name="P3">ldr r2<text:span text:style-name="T14">,</text:span> <text:span text:style-name="T12">[</text:span>r1<text:span text:style-name="T14">,</text:span> #<text:span text:style-name="T14">+</text:span><text:span text:style-name="T17">12</text:span><text:span text:style-name="T12">]</text:span>! <text:s/><text:span text:style-name="T14">/*</text:span> r1 ← r1 <text:span text:style-name="T14">+</text:span> <text:span text:style-name="T17">12</text:span> then r2 ← <text:span text:style-name="T14">*</text:span>r1 <text:span text:style-name="T14">*/</text:span></text:p>
            <text:p text:style-name="P3"><text:span text:style-name="T21">add</text:span> r2<text:span text:style-name="T14">,</text:span> r2<text:span text:style-name="T14">,</text:span> r2 <text:s text:c="6"/><text:span text:style-name="T14">/*</text:span> r2 ← r2 <text:span text:style-name="T14">+</text:span> r2 <text:span text:style-name="T14">*/</text:span></text:p>
            <text:p text:style-name="P3"><text:span text:style-name="T21">str</text:span> r2<text:span text:style-name="T14">,</text:span> <text:span text:style-name="T12">[</text:span>r1<text:span text:style-name="T12">]</text:span> <text:s text:c="8"/><text:span text:style-name="T14">/*</text:span> <text:span text:style-name="T14">*</text:span>r1 ← r2 <text:span text:style-name="T14">*/</text:span></text:p>
          </table:table-cell>
        </table:table-row>
      </table:table>
      <text:list xml:id="list36179928" text:continue-numbering="true" text:style-name="L3">
        <text:list-item>
          <text:p text:style-name="P14"><text:span text:style-name="Source_20_Text"><text:span text:style-name="T6">[Rsource1, +Rsource2]!</text:span></text:span><text:span text:style-name="T4"> or </text:span><text:span text:style-name="Source_20_Text"><text:span text:style-name="T6">[Rsource1, +Rsource2]!</text:span></text:span></text:p>
          <text:p text:style-name="P14"><text:span text:style-name="T4">Similar to the previous one but using a register </text:span><text:span text:style-name="Source_20_Text"><text:span text:style-name="T6">Rsource2</text:span></text:span><text:span text:style-name="T4"> instead of an immediate.</text:span></text:p>
        </text:list-item>
        <text:list-item>
          <text:p text:style-name="P14"><text:span text:style-name="Source_20_Text"><text:span text:style-name="T6">[Rsource1, +Rsource2, shift_operation #immediate]!</text:span></text:span><text:span text:style-name="T4"> or</text:span><text:span text:style-name="Source_20_Text"><text:span text:style-name="T6">[Rsource1, -Rsource2, shift_operation #immediate]!</text:span></text:span></text:p>
          <text:p text:style-name="P16">Like to the non-indexing equivalent but Rsource1 will be updated with the address used for the load or store instruction.</text:p>
        </text:list-item>
      </text:list>
      <text:h text:style-name="P2" text:outline-level="2"><text:soft-page-break/>Back to structures</text:h>
      <text:p text:style-name="P10"><text:span text:style-name="T4">All the examples in this chapter have used an array. Structures are a bit simpler: the offset to the fields is always constant: once we have the base address of the structure (the address of the first field) accessing a field is just an indexing mode with an offset (usually an immediate). Our current structure features, on purpose, a </text:span><text:span text:style-name="Source_20_Text"><text:span text:style-name="T6">char</text:span></text:span><text:span text:style-name="T4"> as its first field </text:span><text:span text:style-name="Source_20_Text"><text:span text:style-name="T6">f0</text:span></text:span><text:span text:style-name="T4">. Currently we cannot work on scalars in memory of different size than 4 bytes. So we will postpone working on that first field for a future chapter.</text:span></text:p>
      <text:p text:style-name="P11">For instance imagine we wanted to increment the field f1 like this.</text:p>
      <table:table table:name="Table16" table:style-name="Table16">
        <table:table-column table:style-name="Table16.A"/>
        <table:table-row>
          <table:table-cell table:style-name="Table16.A1" office:value-type="string">
            <text:p text:style-name="P3">b.<text:span text:style-name="T25">f1</text:span> <text:span text:style-name="T14">=</text:span> b.<text:span text:style-name="T25">f1</text:span> <text:span text:style-name="T14">+</text:span> <text:span text:style-name="T13">7</text:span><text:span text:style-name="T14">;</text:span></text:p>
          </table:table-cell>
        </table:table-row>
      </table:table>
      <text:p text:style-name="P10"><text:span text:style-name="T4">If </text:span><text:span text:style-name="Source_20_Text"><text:span text:style-name="T6">r1</text:span></text:span><text:span text:style-name="T4"> contains the base address of our structure, accessing the field </text:span><text:span text:style-name="Source_20_Text"><text:span text:style-name="T6">f1</text:span></text:span><text:span text:style-name="T4"> is pretty easy now that we know all the available indexing modes.</text:span></text:p>
      <table:table table:name="Table17" table:style-name="Table17">
        <table:table-column table:style-name="Table17.A"/>
        <table:table-column table:style-name="Table17.B"/>
        <table:table-row>
          <table:table-cell table:style-name="Table17.A1" office:value-type="string">
            <text:p text:style-name="P3">1</text:p>
            <text:p text:style-name="P7">2</text:p>
            <text:p text:style-name="P3">3</text:p>
          </table:table-cell>
          <table:table-cell table:style-name="Table17.B1" office:value-type="string">
            <text:p text:style-name="P3">ldr r2<text:span text:style-name="T14">,</text:span> <text:span text:style-name="T12">[</text:span>r1<text:span text:style-name="T14">,</text:span> #<text:span text:style-name="T14">+</text:span><text:span text:style-name="T17">4</text:span><text:span text:style-name="T12">]</text:span>! <text:s/><text:span text:style-name="T14">/*</text:span> r1 ← r1 <text:span text:style-name="T14">+</text:span> <text:span text:style-name="T17">4</text:span> then r2 ← <text:span text:style-name="T14">*</text:span>r1 <text:span text:style-name="T14">*/</text:span></text:p>
            <text:p text:style-name="P3"><text:span text:style-name="T21">add</text:span> r2<text:span text:style-name="T14">,</text:span> r2<text:span text:style-name="T14">,</text:span> #<text:span text:style-name="T17">7</text:span> <text:s text:c="4"/><text:span text:style-name="T14">/*</text:span> r2 ← r2 <text:span text:style-name="T14">+</text:span> <text:span text:style-name="T17">7</text:span> <text:span text:style-name="T14">*/</text:span></text:p>
            <text:p text:style-name="P3"><text:span text:style-name="T21">str</text:span> r2<text:span text:style-name="T14">,</text:span> <text:span text:style-name="T12">[</text:span>r1<text:span text:style-name="T12">]</text:span> <text:s text:c="6"/><text:span text:style-name="T14">/*</text:span> <text:span text:style-name="T14">*</text:span>r1 ← r2 <text:span text:style-name="T14">*/</text:span></text:p>
          </table:table-cell>
        </table:table-row>
      </table:table>
      <text:p text:style-name="P10"><text:span text:style-name="T4">Note that we use a pre-indexing mode to keep in </text:span><text:span text:style-name="Source_20_Text"><text:span text:style-name="T6">r1</text:span></text:span><text:span text:style-name="T4"> the address of the field </text:span><text:span text:style-name="Source_20_Text"><text:span text:style-name="T6">f1</text:span></text:span><text:span text:style-name="T4">. This way the second store does not need to compute that address again.</text:span></text:p>
      <text:p text:style-name="P11">That’s all for today.</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ource Code Pro" svg:font-family="'Source Code Pro', monospace"/>
    <style:font-face style:name="Source Sans Pro" svg:font-family="'Source Sans Pro', sans-serif"/>
    <style:font-face style:name="monospace" svg:font-family="monospace"/>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 style:font-name-asian="NSimSun" style:font-name-complex="Courier New"/>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r. Mark Lehr</meta:initial-creator>
    <meta:creation-date>2014-09-28T15:59:26.39</meta:creation-date>
    <meta:document-statistic meta:table-count="17" meta:image-count="0" meta:object-count="0" meta:page-count="6" meta:paragraph-count="154" meta:word-count="2434" meta:character-count="12763"/>
    <dc:date>2014-09-28T16:01:37.94</dc:date>
    <dc:creator>Dr. Mark Lehr</dc:creator>
    <meta:editing-duration>PT2M11S</meta:editing-duration>
    <meta:editing-cycles>1</meta:editing-cycles>
    <meta:generator>OpenOffice/4.1.0$Win32 OpenOffice.org_project/410m18$Build-9764</meta:generator>
  </office:meta>
</office:document-meta>
</file>